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1.579cm" fo:min-width="4.2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ff" svg:stroke-opacity="0%" draw:fill="none" draw:fill-color="#ffffff" loext:fill-use-slide-background="false" draw:textarea-horizontal-align="justify" draw:textarea-vertical-align="middle" draw:auto-grow-height="false" fo:min-height="0.436cm" fo:min-width="5.2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ffffff" svg:stroke-opacity="0%" draw:fill="none" draw:fill-color="#ffffff" loext:fill-use-slide-background="false" draw:textarea-horizontal-align="justify" draw:textarea-vertical-align="middle" draw:auto-grow-height="false" fo:min-height="0.436cm" fo:min-width="5.7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start="Arrowheads_20_9" draw:marker-start-width="0.3cm" draw:marker-end="Arrowheads_20_10" draw:marker-end-width="0.3cm" draw:fill="none" draw:textarea-vertical-align="middle" loext:decorative="false"/>
    </style:style>
    <style:style style:name="gr5" style:family="graphic" style:parent-style-name="objectwithoutfill">
      <style:graphic-properties draw:marker-start="Arrowheads_20_11" draw:marker-start-width="0.3cm" draw:marker-end="Arrowheads_20_1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5cm" svg:height="1.829cm" svg:x="2cm" svg:y="2.421cm">
          <text:p text:style-name="P1">MANU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75cm" svg:height="1.829cm" svg:x="14cm" svg:y="2.421cm">
          <text:p text:style-name="P1">DASH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75cm" svg:height="1.829cm" svg:x="8cm" svg:y="2.421cm">
          <text:p text:style-name="P1">AUTOMAT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5cm" svg:height="0.686cm" svg:x="4.5cm" svg:y="4.814cm">
          <text:p text:style-name="P3"><text:span text:style-name="T1">physical button pr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25cm" svg:height="0.686cm" svg:x="10.25cm" svg:y="1.25cm">
          <text:p text:style-name="P3"><text:span text:style-name="T1">HTML button pr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s" svg:x1="4.375cm" svg:y1="4.25cm" svg:x2="10.375cm" svg:y2="4.25cm" draw:start-shape="id1" draw:start-glue-point="2" draw:end-shape="id2" draw:end-glue-point="2" svg:d="M4375 4250v500h6000v-500" svg:viewBox="0 0 6001 501">
          <text:p/>
        </draw:connector>
        <draw:connector draw:style-name="gr5" draw:text-style-name="P5" draw:layer="layout" draw:type="lines" svg:x1="10.375cm" svg:y1="2.421cm" svg:x2="16.375cm" svg:y2="2.421cm" draw:start-shape="id2" draw:start-glue-point="0" draw:end-shape="id3" draw:end-glue-point="0" svg:d="M10375 2421v-502h6000v502" svg:viewBox="0 0 6001 50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6:04:54.274916488</meta:creation-date>
    <dc:date>2024-02-03T17:27:05.594065045</dc:date>
    <meta:editing-duration>PT23M4S</meta:editing-duration>
    <meta:editing-cycles>5</meta:editing-cycles>
    <meta:generator>LibreOffice/7.6.4.1$Linux_X86_64 LibreOffice_project/60$Build-1</meta:generator>
    <meta:document-statistic meta:object-count="7"/>
  </office:meta>
</office:document-meta>
</file>